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Standard">
      <style:text-properties fo:color="#72bf44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16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10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viking</text:p>
          </table:table-cell>
          <table:table-cell table:style-name="Tableau1.A2" office:value-type="string">
            <text:p text:style-name="P10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nca</text:p>
          </table:table-cell>
          <table:table-cell table:style-name="Tableau1.A2" office:value-type="string">
            <text:p text:style-name="P10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10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10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3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10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22</meta:editing-cycles>
    <meta:editing-duration>PT7H22M48S</meta:editing-duration>
    <dc:date>2019-11-20T19:21:19.176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